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D0000011BF434B39F750910A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in" fo:margin-left="-0.0799in" style:page-number="auto" table:align="left" style:writing-mode="lr-tb"/>
    </style:style>
    <style:style style:name="Table1.A" style:family="table-column">
      <style:table-column-properties style:column-width="3.5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 style:writing-mode="lr-tb"/>
    </style:style>
    <style:style style:name="P1" style:family="paragraph" style:parent-style-name="Standard">
      <style:paragraph-properties fo:margin-top="0in" fo:margin-bottom="0in" style:contextual-spacing="false" fo:line-height="0.0138in"/>
    </style:style>
    <style:style style:name="P2" style:family="paragraph" style:parent-style-name="Avery_20_Style_20_1">
      <style:paragraph-properties fo:margin-top="0.0398in" fo:margin-bottom="0.0398in" style:contextual-spacing="false" style:snap-to-layout-grid="false"/>
    </style:style>
    <style:style style:name="P3" style:family="paragraph">
      <loext:graphic-properties draw:fill="none" draw:fill-color="#ffffff"/>
      <style:paragraph-properties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35in" svg:stroke-color="#bfbfbf" svg:stroke-opacity="100%" draw:stroke-linejoin="miter" svg:stroke-linecap="square" draw:fill="none" draw:fill-color="#ffffff" draw:textarea-horizontal-align="left" draw:textarea-vertical-align="middle" draw:auto-grow-height="false" fo:min-height="1.8193in" fo:min-width="3.1528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<draw:frame draw:style-name="fr1" draw:name="Image1" text:anchor-type="paragraph" svg:x="-0.0866in" svg:y="0.0571in" svg:width="3.4134in" svg:height="1.8398in" draw:z-index="10"><draw:image xlink:href="Pictures/100002010000020D0000011BF434B39F750910A5.png" xlink:type="simple" xlink:show="embed" xlink:actuate="onLoad" draw:mime-type="image/png"/></draw:frame><text:bookmark text:name="Blank_MP1_panel1"/></text:p>
          </table:table-cell>
          <table:table-cell table:style-name="Table1.A1" office:value-type="string">
            <text:p text:style-name="P2"><draw:frame draw:style-name="fr1" draw:name="Image2" text:anchor-type="paragraph" svg:x="-0.0866in" svg:y="0.0571in" svg:width="3.4134in" svg:height="1.8398in" draw:z-index="11"><draw:image xlink:href="Pictures/100002010000020D0000011BF434B39F750910A5.png" xlink:type="simple" xlink:show="embed" xlink:actuate="onLoad" draw:mime-type="image/png"/></draw:frame><text:bookmark text:name="Blank_MP1_panel2"/>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3" text:anchor-type="paragraph" svg:x="-0.0866in" svg:y="0.0571in" svg:width="3.4134in" svg:height="1.8398in" draw:z-index="12"><draw:image xlink:href="Pictures/100002010000020D0000011BF434B39F750910A5.png" xlink:type="simple" xlink:show="embed" xlink:actuate="onLoad" draw:mime-type="image/png"/></draw:frame><text:bookmark text:name="Blank_MP1_panel3"/></text:p>
          </table:table-cell>
          <table:table-cell table:style-name="Table1.A1" office:value-type="string">
            <text:p text:style-name="P2"><draw:frame draw:style-name="fr1" draw:name="Image4" text:anchor-type="paragraph" svg:x="-0.0866in" svg:y="0.0571in" svg:width="3.4134in" svg:height="1.8398in" draw:z-index="13"><draw:image xlink:href="Pictures/100002010000020D0000011BF434B39F750910A5.png" xlink:type="simple" xlink:show="embed" xlink:actuate="onLoad" draw:mime-type="image/png"/></draw:frame><text:bookmark text:name="Blank_MP1_panel4"/>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5" text:anchor-type="paragraph" svg:x="-0.0866in" svg:y="0.0571in" svg:width="3.4134in" svg:height="1.8398in" draw:z-index="14"><draw:image xlink:href="Pictures/100002010000020D0000011BF434B39F750910A5.png" xlink:type="simple" xlink:show="embed" xlink:actuate="onLoad" draw:mime-type="image/png"/></draw:frame><text:bookmark text:name="Blank_MP1_panel5"/></text:p>
          </table:table-cell>
          <table:table-cell table:style-name="Table1.A1" office:value-type="string">
            <text:p text:style-name="P2"><draw:frame draw:style-name="fr1" draw:name="Image6" text:anchor-type="paragraph" svg:x="-0.0866in" svg:y="0.0571in" svg:width="3.4134in" svg:height="1.8398in" draw:z-index="15"><draw:image xlink:href="Pictures/100002010000020D0000011BF434B39F750910A5.png" xlink:type="simple" xlink:show="embed" xlink:actuate="onLoad" draw:mime-type="image/png"/></draw:frame><text:bookmark text:name="Blank_MP1_panel6"/>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7" text:anchor-type="paragraph" svg:x="-0.0866in" svg:y="0.0571in" svg:width="3.4134in" svg:height="1.8398in" draw:z-index="16"><draw:image xlink:href="Pictures/100002010000020D0000011BF434B39F750910A5.png" xlink:type="simple" xlink:show="embed" xlink:actuate="onLoad" draw:mime-type="image/png"/></draw:frame><text:bookmark text:name="Blank_MP1_panel7"/></text:p>
          </table:table-cell>
          <table:table-cell table:style-name="Table1.A1" office:value-type="string">
            <text:p text:style-name="P2"><draw:frame draw:style-name="fr1" draw:name="Image8" text:anchor-type="paragraph" svg:x="-0.0866in" svg:y="0.0571in" svg:width="3.4134in" svg:height="1.8398in" draw:z-index="17"><draw:image xlink:href="Pictures/100002010000020D0000011BF434B39F750910A5.png" xlink:type="simple" xlink:show="embed" xlink:actuate="onLoad" draw:mime-type="image/png"/></draw:frame><text:bookmark text:name="Blank_MP1_panel8"/>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9" text:anchor-type="paragraph" svg:x="-0.0866in" svg:y="0.0571in" svg:width="3.4134in" svg:height="1.8398in" draw:z-index="18"><draw:image xlink:href="Pictures/100002010000020D0000011BF434B39F750910A5.png" xlink:type="simple" xlink:show="embed" xlink:actuate="onLoad" draw:mime-type="image/png"/></draw:frame><text:bookmark text:name="Blank_MP1_panel9"/></text:p>
          </table:table-cell>
          <table:table-cell table:style-name="Table1.A1" office:value-type="string">
            <text:p text:style-name="P2"><draw:frame draw:style-name="fr1" draw:name="Image10" text:anchor-type="paragraph" svg:x="-0.0866in" svg:y="0.0571in" svg:width="3.4134in" svg:height="1.8398in" draw:z-index="19"><draw:image xlink:href="Pictures/100002010000020D0000011BF434B39F750910A5.png" xlink:type="simple" xlink:show="embed" xlink:actuate="onLoad" draw:mime-type="image/png"/></draw:frame><text:bookmark text:name="Blank_MP1_panel10"/></text:p>
          </table:table-cell>
        </table:table-row>
      </table:table>
      <text:p text:style-name="P1"><draw:custom-shape text:anchor-type="char" draw:z-index="0" draw:name="Shape1" draw:style-name="gr1" draw:text-style-name="P3" drawooo:display="screen" svg:width="3.5004in" svg:height="2.0004in" svg:x="0.75in" svg:y="0.5016in"><text:p/><draw:enhanced-geometry svg:viewBox="0 0 21600 21600" draw:type="rectangle" draw:enhanced-path="M 0 0 L 21600 0 21600 21600 0 21600 0 0 Z N"/></draw:custom-shape><draw:custom-shape text:anchor-type="char" draw:z-index="1" draw:name="Shape2" draw:style-name="gr1" draw:text-style-name="P3" drawooo:display="screen" svg:width="3.5004in" svg:height="2.0004in" svg:x="4.25in" svg:y="0.5016in"><text:p/><draw:enhanced-geometry svg:viewBox="0 0 21600 21600" draw:type="rectangle" draw:enhanced-path="M 0 0 L 21600 0 21600 21600 0 21600 0 0 Z N"/></draw:custom-shape><draw:custom-shape text:anchor-type="char" draw:z-index="2" draw:name="Shape3" draw:style-name="gr1" draw:text-style-name="P3" drawooo:display="screen" svg:width="3.5004in" svg:height="2.0004in" svg:x="0.75in" svg:y="2.5016in"><text:p/><draw:enhanced-geometry svg:viewBox="0 0 21600 21600" draw:type="rectangle" draw:enhanced-path="M 0 0 L 21600 0 21600 21600 0 21600 0 0 Z N"/></draw:custom-shape><draw:custom-shape text:anchor-type="char" draw:z-index="3" draw:name="Shape4" draw:style-name="gr1" draw:text-style-name="P3" drawooo:display="screen" svg:width="3.5004in" svg:height="2.0004in" svg:x="4.25in" svg:y="2.5016in"><text:p/><draw:enhanced-geometry svg:viewBox="0 0 21600 21600" draw:type="rectangle" draw:enhanced-path="M 0 0 L 21600 0 21600 21600 0 21600 0 0 Z N"/></draw:custom-shape><draw:custom-shape text:anchor-type="char" draw:z-index="4" draw:name="Shape5" draw:style-name="gr1" draw:text-style-name="P3" drawooo:display="screen" svg:width="3.5004in" svg:height="2.0004in" svg:x="0.75in" svg:y="4.5016in"><text:p/><draw:enhanced-geometry svg:viewBox="0 0 21600 21600" draw:type="rectangle" draw:enhanced-path="M 0 0 L 21600 0 21600 21600 0 21600 0 0 Z N"/></draw:custom-shape><draw:custom-shape text:anchor-type="char" draw:z-index="5" draw:name="Shape6" draw:style-name="gr1" draw:text-style-name="P3" drawooo:display="screen" svg:width="3.5004in" svg:height="2.0004in" svg:x="4.25in" svg:y="4.5016in"><text:p/><draw:enhanced-geometry svg:viewBox="0 0 21600 21600" draw:type="rectangle" draw:enhanced-path="M 0 0 L 21600 0 21600 21600 0 21600 0 0 Z N"/></draw:custom-shape><draw:custom-shape text:anchor-type="char" draw:z-index="6" draw:name="Shape7" draw:style-name="gr1" draw:text-style-name="P3" drawooo:display="screen" svg:width="3.5004in" svg:height="2.0004in" svg:x="0.75in" svg:y="6.5016in"><text:p/><draw:enhanced-geometry svg:viewBox="0 0 21600 21600" draw:type="rectangle" draw:enhanced-path="M 0 0 L 21600 0 21600 21600 0 21600 0 0 Z N"/></draw:custom-shape><draw:custom-shape text:anchor-type="char" draw:z-index="7" draw:name="Shape8" draw:style-name="gr1" draw:text-style-name="P3" drawooo:display="screen" svg:width="3.5004in" svg:height="2.0004in" svg:x="4.25in" svg:y="6.5016in"><text:p/><draw:enhanced-geometry svg:viewBox="0 0 21600 21600" draw:type="rectangle" draw:enhanced-path="M 0 0 L 21600 0 21600 21600 0 21600 0 0 Z N"/></draw:custom-shape><draw:custom-shape text:anchor-type="char" draw:z-index="8" draw:name="Shape9" draw:style-name="gr1" draw:text-style-name="P3" drawooo:display="screen" svg:width="3.5004in" svg:height="2.0004in" svg:x="0.75in" svg:y="8.5016in"><text:p/><draw:enhanced-geometry svg:viewBox="0 0 21600 21600" draw:type="rectangle" draw:enhanced-path="M 0 0 L 21600 0 21600 21600 0 21600 0 0 Z N"/></draw:custom-shape><draw:custom-shape text:anchor-type="char" draw:z-index="9" draw:name="Shape10" draw:style-name="gr1" draw:text-style-name="P3" drawooo:display="screen" svg:width="3.5004in" svg:height="2.0004in" svg:x="4.25in" svg:y="8.5016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Avery_20_Style_20_1" style:display-name="Avery Style 1" style:family="paragraph">
      <style:paragraph-properties fo:margin-left="0.1193in" fo:margin-right="0.1193in" fo:margin-top="0.0398in" fo:margin-bottom="0.0398in" style:contextual-spacing="false" fo:text-align="center" style:justify-single-word="false" fo:orphans="2" fo:widows="2" fo:hyphenation-ladder-count="no-limit" fo:text-indent="0in" style:auto-text-indent="false"/>
      <style:text-properties fo:color="#000000" loext:opacity="100%" style:font-name="Arial" fo:font-family="Arial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8366in" fo:margin-right="0.3098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Avery Dennison Template</dc:title>
    <dc:subject>Avery Dennison Template</dc:subject>
    <meta:keyword>Avery</meta:keyword>
    <meta:keyword>Templates</meta:keyword>
    <dc:description>Copyright 2013 Avery Dennison Corporation. All rights reserved.</dc:description>
    <meta:initial-creator>Avery Dennison Corporation</meta:initial-creator>
    <meta:creation-date>2012-12-21T10:49:00</meta:creation-date>
    <dc:date>2018-03-31T08:23:38.571000000</dc:date>
    <meta:editing-cycles>7</meta:editing-cycles>
    <meta:editing-duration>PT10H13M22S</meta:editing-duration>
    <meta:generator>LibreOffice/7.1.3.2$Windows_X86_64 LibreOffice_project/47f78053abe362b9384784d31a6e56f8511eb1c1</meta:generator>
    <meta:document-statistic meta:table-count="1" meta:image-count="10" meta:object-count="0" meta:page-count="1" meta:paragraph-count="0" meta:word-count="0" meta:character-count="0" meta:non-whitespace-character-count="0"/>
    <meta:user-defined meta:name="productGroup">U-0113-01</meta:user-defined>
  </office:meta>
</office:document-meta>
</file>